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list-style-name="L1">
      <style:paragraph-properties fo:margin-left="0.508cm" fo:margin-right="0cm" fo:text-indent="0cm" style:auto-text-indent="false"/>
    </style:style>
    <style:style style:name="P2" style:family="paragraph" style:parent-style-name="Normal" style:list-style-name="L2">
      <style:paragraph-properties fo:margin-left="0.508cm" fo:margin-right="0cm" fo:text-indent="0cm" style:auto-text-indent="false"/>
    </style:style>
    <style:style style:name="P3" style:family="paragraph" style:parent-style-name="Normal" style:list-style-name="L3">
      <style:paragraph-properties fo:margin-left="0.508cm" fo:margin-right="0cm" fo:text-indent="0cm" style:auto-text-indent="false"/>
    </style:style>
    <style:style style:name="P4" style:family="paragraph" style:parent-style-name="Normal" style:list-style-name="L4">
      <style:paragraph-properties fo:margin-left="0.508cm" fo:margin-right="0cm" fo:text-indent="0cm" style:auto-text-indent="false"/>
    </style:style>
    <style:style style:name="P5" style:family="paragraph" style:parent-style-name="Normal" style:list-style-name="L5">
      <style:paragraph-properties fo:margin-left="0.508cm" fo:margin-right="0cm" fo:text-indent="0cm" style:auto-text-indent="false"/>
    </style:style>
    <style:style style:name="P6" style:family="paragraph" style:parent-style-name="Normal" style:list-style-name="L6">
      <style:paragraph-properties fo:margin-left="0.508cm" fo:margin-right="0cm" fo:text-indent="0cm" style:auto-text-indent="false"/>
    </style:style>
    <style:style style:name="P7" style:family="paragraph" style:parent-style-name="Normal" style:list-style-name="L6">
      <style:paragraph-properties fo:margin-left="0.508cm" fo:margin-right="0cm" fo:text-indent="0cm" style:auto-text-indent="false"/>
      <style:text-properties fo:font-weight="bold"/>
    </style:style>
    <style:style style:name="P8" style:family="paragraph" style:parent-style-name="Normal" style:list-style-name="L8">
      <style:paragraph-properties fo:margin-left="0.508cm" fo:margin-right="0cm" fo:text-indent="0cm" style:auto-text-indent="false"/>
      <style:text-properties fo:font-weight="bold"/>
    </style:style>
    <style:style style:name="P9" style:family="paragraph" style:parent-style-name="Normal" style:list-style-name="L9">
      <style:paragraph-properties fo:margin-left="0.508cm" fo:margin-right="0cm" fo:text-indent="0cm" style:auto-text-indent="false"/>
      <style:text-properties fo:font-weight="bold"/>
    </style:style>
    <style:style style:name="P10" style:family="paragraph" style:parent-style-name="Normal" style:list-style-name="L10">
      <style:paragraph-properties fo:margin-left="0.508cm" fo:margin-right="0cm" fo:text-indent="0cm" style:auto-text-indent="false"/>
      <style:text-properties fo:font-weight="bold"/>
    </style:style>
    <style:style style:name="P11" style:family="paragraph" style:parent-style-name="Normal" style:list-style-name="L11">
      <style:paragraph-properties fo:margin-left="0.508cm" fo:margin-right="0cm" fo:text-indent="0cm" style:auto-text-indent="false"/>
      <style:text-properties fo:font-weight="bold"/>
    </style:style>
    <style:style style:name="P12" style:family="paragraph" style:parent-style-name="Normal" style:list-style-name="L12">
      <style:paragraph-properties fo:margin-left="0.508cm" fo:margin-right="0cm" fo:text-indent="0cm" style:auto-text-indent="false"/>
      <style:text-properties fo:font-weight="bold"/>
    </style:style>
    <style:style style:name="P13" style:family="paragraph" style:parent-style-name="Normal" style:list-style-name="L14">
      <style:paragraph-properties fo:margin-left="0.508cm" fo:margin-right="0cm" fo:text-indent="0cm" style:auto-text-indent="false"/>
      <style:text-properties fo:font-weight="bold"/>
    </style:style>
    <style:style style:name="P14" style:family="paragraph" style:parent-style-name="Normal" style:list-style-name="L7">
      <style:paragraph-properties fo:margin-left="0.508cm" fo:margin-right="0cm" fo:text-indent="0cm" style:auto-text-indent="false"/>
    </style:style>
    <style:style style:name="P15" style:family="paragraph" style:parent-style-name="Normal" style:list-style-name="L10">
      <style:paragraph-properties fo:margin-left="0.508cm" fo:margin-right="0cm" fo:text-indent="0cm" style:auto-text-indent="false"/>
    </style:style>
    <style:style style:name="P16" style:family="paragraph" style:parent-style-name="Normal" style:list-style-name="L12">
      <style:paragraph-properties fo:margin-left="0.508cm" fo:margin-right="0cm" fo:text-indent="0cm" style:auto-text-indent="false"/>
    </style:style>
    <style:style style:name="P17" style:family="paragraph" style:parent-style-name="Normal" style:list-style-name="L13">
      <style:paragraph-properties fo:margin-left="0.508cm" fo:margin-right="0cm" fo:text-indent="0cm" style:auto-text-indent="false"/>
    </style:style>
    <style:style style:name="P18" style:family="paragraph" style:parent-style-name="Normal" style:list-style-name="L15">
      <style:paragraph-properties fo:margin-left="0.508cm" fo:margin-right="0cm" fo:text-indent="0cm" style:auto-text-indent="false"/>
    </style:style>
    <style:style style:name="P19" style:family="paragraph" style:parent-style-name="Normal" style:list-style-name="L16">
      <style:paragraph-properties fo:margin-left="0.508cm" fo:margin-right="0cm" fo:text-indent="0cm" style:auto-text-indent="false"/>
    </style:style>
    <style:style style:name="P20" style:family="paragraph" style:parent-style-name="Normal" style:list-style-name="L17">
      <style:paragraph-properties fo:margin-left="0.508cm" fo:margin-right="0cm" fo:text-indent="0cm" style:auto-text-indent="false"/>
    </style:style>
    <style:style style:name="P21" style:family="paragraph" style:parent-style-name="Normal" style:list-style-name="L18">
      <style:paragraph-properties fo:margin-left="0.508cm" fo:margin-right="0cm" fo:text-indent="0cm" style:auto-text-indent="false"/>
    </style:style>
    <style:style style:name="P22" style:family="paragraph" style:parent-style-name="Normal" style:list-style-name="L19">
      <style:paragraph-properties fo:margin-left="0.508cm" fo:margin-right="0cm" fo:text-indent="0cm" style:auto-text-indent="false"/>
    </style:style>
    <style:style style:name="P23" style:family="paragraph" style:parent-style-name="Normal" style:list-style-name="L20">
      <style:paragraph-properties fo:margin-left="0.508cm" fo:margin-right="0cm" fo:text-indent="0cm" style:auto-text-indent="false"/>
    </style:style>
    <style:style style:name="P24" style:family="paragraph" style:parent-style-name="Normal" style:list-style-name="L21">
      <style:paragraph-properties fo:margin-left="0.508cm" fo:margin-right="0cm" fo:text-indent="0cm" style:auto-text-indent="false"/>
    </style:style>
    <style:style style:name="P25" style:family="paragraph" style:parent-style-name="Normal" style:list-style-name="L22">
      <style:paragraph-properties fo:margin-left="0.508cm" fo:margin-right="0cm" fo:text-indent="0cm" style:auto-text-indent="false"/>
    </style:style>
    <style:style style:name="P26" style:family="paragraph" style:parent-style-name="Normal" style:list-style-name="L23">
      <style:paragraph-properties fo:margin-left="0.508cm" fo:margin-right="0cm" fo:text-indent="0cm" style:auto-text-indent="false"/>
    </style:style>
    <style:style style:name="T1" style:family="text">
      <style:text-properties fo:font-weight="bold"/>
    </style:style>
    <style:style style:name="T2" style:family="text">
      <style:text-properties style:text-line-through-style="solid" style:text-line-through-type="single"/>
    </style:style>
    <style:style style:name="T3" style:family="text">
      <style:text-properties style:text-line-through-style="solid" style:text-line-through-type="single" fo:font-weight="bold"/>
    </style:style>
    <style:style style:name="T4" style:family="text">
      <style:text-properties fo:font-style="italic"/>
    </style:style>
    <style:style style:name="T5" style:family="text">
      <style:text-properties fo:font-style="italic" fo:font-weight="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style>
    <text:list-style style:name="L1">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Normal"><text:span text:style-name="T1">UT7-A1. Redes inalámbricas. Conceptos</text:span><text:line-break/><text:line-break/>1. Definición de redes inalámbricas<text:line-break/>Se utiliza en informática para designar la <text:span text:style-name="T1">conexión de nodos que se da por medio de ondas electromagnéticas, sin necesidad de una red cableada</text:span> o alámbrica. <text:span text:style-name="T2">La transmisión y la recepción se realizan a través de puertos.</text:span><text:line-break/><text:span text:style-name="T2">Una de sus principales ventajas es notable en los costos, ya que se elimina el cableado ethernet y conexiones físicas entre nodos, </text:span><text:line-break/><text:span text:style-name="T2">pero también tiene una desventaja considerable ya que para este tipo de red se debe tener una seguridad mucho más exigente y robusta para evitar a los intrusos</text:span>.(Joseba)<text:line-break/><text:line-break/>El término <text:span text:style-name="T1">red inalámbrica</text:span> (en inglés: <text:span text:style-name="T4">wireless network</text:span>) se utiliza en informática para designar la conexión de nodos que se da por medio de ondas electromagnéticas, sin necesidad de una red cableada o alámbrica. La transmisión y la recepción se realizan a través de puertos. (david)<text:line-break/>Una <text:span text:style-name="T1">red inalámbrica</text:span>  es, como su nombre lo indica, una red en la que dos o más terminales  (por ejemplo, ordenadores portátiles, agendas electrónicas, etc.) se  pueden comunicar<text:span text:style-name="T1"> sin la necesidad de una conexión por cable</text:span>.  (Óliver)<text:line-break/><text:line-break/>2. Características de las redes inalámbricas<text:line-break/>Según el rango de frecuencias utilizado para transmitir, el medio de transmisión pueden ser las ondas de radio, las microondas terrestres o por satélite, y los infrarrojos.<text:line-break/>Microondas terrestres: se utilizan antenas parabólicas con un diámetro aproximado de unos tres metros. Tienen una cobertura de kilómetros, pero con el inconveniente de que el emisor y el receptor deben estar perfectamente alineados. Por eso, se acostumbran a utilizar en enlaces punto a punto en distancias cortas. En este caso, la atenuación producida por la lluvia es más importante ya que se opera a una frecuencia más elevada. Las microondas comprenden las frecuencias desde 1 hasta 300 GHz.<text:line-break/>Microondas por satélite: se hacen enlaces entre dos o más estaciones terrestres que se denominan estaciones base. El satélite recibe la señal (denominada señal ascendente) en una banda de frecuencia, la amplifica y la retransmite en otra banda (señal descendente). Cada satélite opera en unas bandas concretas. Las fronteras frecuenciales de las microondas, tanto terrestres como por satélite, con los infrarrojos y las ondas de radio de alta frecuencia se mezclan bastante, así que pueden haber interferencias con las comunicaciones en determinadas frecuencias.<text:line-break/>Infrarrojos: se enlazan transmisores y receptores que modulan la luz infrarroja no coherente. Deben estar alineados directamente o con una reflexión en una superficie. No pueden atravesar las paredes. Los infrarrojos van desde 300 GHz hasta 384 THz.(Joseba)<text:line-break/><text:line-break/></text:p>
      <text:list xml:id="list1635407323929271102" text:style-name="L1">
        <text:list-item>
          <text:p text:style-name="P1"><text:span text:style-name="T7">Ondas de Radio:</text:span>  Las ondas electromagnéticas son omnidireccionales, así que no son  necesarias antenas parabólicas. La transmisión no es sensible a las  atenuaciones producidas por la lluvia, ya que se opera a frecuencias no  demasiado elevadas. </text:p>
        </text:list-item>
        <text:list-item>
          <text:p text:style-name="P1"><text:span text:style-name="T7">Microondas terrestres:</text:span>  Estas se utilizan en antenas parabólicas con un diámetro aproximado de  unos tres metros. Tienen una cobertura de kilómetros, pero con el  inconveniente de que el emisor y el receptor deben estar perfectamente  alineados.</text:p>
        </text:list-item>
        <text:list-item>
          <text:p text:style-name="P1"><text:span text:style-name="T7">Microondas por satélite:</text:span>  Se hacen enlaces de dos o más estaciones terrestres que se les denomina  estaciones base. El satélite recibe la señal (Denominada señal  <text:soft-page-break/>ascendente) en una banda de frecuencia, la amplifica y la retransmite en  otra banda (Señal descendente).</text:p>
        </text:list-item>
        <text:list-item>
          <text:p text:style-name="P1"><text:span text:style-name="T7">Infrarrojos:</text:span>  Se enlazan transmisores y receptores que modulan la luz infrarroja no  coherente. Deben estar alineados directamente con una reflexión en una  superficie. No pueden atravesar las paredes. Los infrarrojos van desde  300 GHz hasta 384 THz.  </text:p>
        </text:list-item>
      </text:list>
      <text:p text:style-name="Normal">(Óliver)<text:line-break/><text:line-break/>2.1 Ventajas e inconvenientes<text:line-break/><text:line-break/><text:span text:style-name="T6">ventajas</text:span><text:line-break/>Ventajas de las redes inalámbricas con respecto a las redes que utilizan cables (redes cableadas):<text:line-break/>* No existen cables físicos: por lo tanto no hay cables que se enreden, ni que entorpezcan la transitabilidad o que molesten estéticamente. <text:line-break/>* La instalación de redes inalámbricas suele ser <text:span text:style-name="T1">más económica</text:span>. <text:line-break/>* Su<text:span text:style-name="T1"> instalación también es más sencilla</text:span>. <text:line-break/>* Permiten<text:span text:style-name="T1"> gran alcance</text:span>; las redes hogareñas inalámbricas suelen tener hasta 100 metros desde la base transmisora. <text:line-break/>* <text:span text:style-name="T1">Permite la conexión de gran cantidad de dispositivos móviles</text:span>. En las redes cableadas mientras más dispositivos haya, más complicado el entramado de cables. <text:line-break/>* Posibilidad de conectar nodos a <text:span text:style-name="T1">grandes distancias</text:span> sin cableado, en el caso de las redes inalámbricas corporativas. <text:line-break/>* Permiten más<text:span text:style-name="T1"> libertad en el movimiento de los nodos</text:span> conectados, algo que puede convertirse en un verdadero problema en las redes cableadas. <text:line-break/>* Permite <text:span text:style-name="T1">crear una red en áreas complicadas</text:span> donde, por ejemplo, resulta dificultoso o muy cara conectar cables. <text:line-break/>* Permite <text:span text:style-name="T1">ampliar una red cableada</text:span> en caso de redes mixtas (mezclas de inalámbricas con cableadas)(Joseba)<text:line-break/><text:line-break/></text:p>
      <text:list xml:id="list5997109025482002354" text:style-name="L2">
        <text:list-item>
          <text:p text:style-name="P2">Cero cables</text:p>
        </text:list-item>
        <text:list-item>
          <text:p text:style-name="P2">Poder conectarse en cualquier lugar</text:p>
        </text:list-item>
        <text:list-item>
          <text:p text:style-name="P2">Elección de entre varias señales libres o con seguridad (Óliver)</text:p>
        </text:list-item>
      </text:list>
      <text:p text:style-name="Normal"><text:span text:style-name="T6">inconvenientes</text:span><text:line-break/><text:span text:style-name="T2">- Desventajas de las redes inalámbricas. </text:span><text:line-break/>* Todavía <text:span text:style-name="T1">no hay estudios concluyentes sobre el grado de peligrosidad de las radiaciones electromagnéticas</text:span> utilizadas en las redes inalámbricas. De todas maneras la mayoría de los estudios apuntan a que son inocuas.<text:line-break/>*Son algo más inseguras que las redes cableadas, por su libertad de expansion por hondas que pueden ser interceptadas por cualquiera, por eso los organismos de defensa e inteligencia gubernamentales utilizan redes con cables dentro de sus edificios.(Joseba) &lt;- ¿Por qué?<text:line-break/>* El <text:span text:style-name="T1">ancho de banda de las redes inalámbricas es menor</text:span> que las cableadas; en otra palabras, la velocidad alcanzada por las redes cableadas es mayor. <text:line-break/>* Las redes inalámbricas son un poco más <text:span text:style-name="T1">inestables</text:span> que las redes cableadas, pueden verse afectada por otras ondas electromagnéticas o aparatos electrónicos cercanos. <text:line-break/>* La <text:span text:style-name="T1">señal inalámbrica puede verse afectada e incluso interrumpida</text:span> por objetos, árboles, paredes, espejos, etc.(Joseba)<text:line-break/><text:soft-page-break/><text:line-break/></text:p>
      <text:list xml:id="list3806477045469892729" text:style-name="L3">
        <text:list-item>
          <text:p text:style-name="P3">Falla en la conexión  </text:p>
        </text:list-item>
        <text:list-item>
          <text:p text:style-name="P3">Distancia limitada para la recepción de la señal</text:p>
        </text:list-item>
        <text:list-item>
          <text:p text:style-name="P3">Facilidad de hackeo de las seguridades (Óliver)</text:p>
        </text:list-item>
      </text:list>
      <text:p text:style-name="Normal">2.2 Tipos de redes según su<text:span text:style-name="T1"> alcance</text:span><text:line-break/><text:line-break/>Describe las características de los siguientes tipos de redes inalámbricas, tecnologías y los estándares asociados a cada una:<text:line-break/><text:line-break/>PAN o WPAN(Wireless Personal Area Network)<text:line-break/>PAN (Personal Area Network) representa el concepto de redes centrado en las personas y que le permite a dichas personas comunicarse con sus dispositivos personales o computadoras portatiles entre otros. La conexión se podria realizar con cables USB. La WPAN permite establecer una conexión inalámbrica con otros dispositivos. Son de <text:span text:style-name="T1">uso personal</text:span> y <text:span text:style-name="T1">abarcan pocos metros</text:span>. Utiliza tecnologias como <text:span text:style-name="T1">RFID, NFC, Bluetooth</text:span> o <text:span text:style-name="T1">infrarrojos</text:span>.(Joseba)<text:line-break/>WLAN(Wireless Local Area Network)<text:line-break/><text:span text:style-name="T2">Una Red de Area Local Inalámbrica, más conocida como WLAN, es básicamente un sistema de transferencia y comunicaciones de datos el cual no requiere que las computadoras que la componen tengan que estar cableadas entre sí, ya que todo el tráfico de datos entre las mismas se realiza a través de ondas de radio. A pesar de que son menos seguras que su contrapartida cableada, ofrecen una amplia variedad de ventajas, y es por ello que su implementación crece día a día en todos los ámbitos.</text:span><text:line-break/><text:span text:style-name="T2">Sin embargo, la característica más destacada de este tipo de red es el ahorro en el tendido de los cables para la interconexión de las PC y dispositivos que componen la misma, ya que no requiere de ningún cable para su interconexión, una gran ventaja para el hogar, la oficina y las PYMES.</text:span>(Joseba)<text:line-break/>Una red de área local inalámbrica, también conocida como WLAN (del inglés wireless local area network), es un sistema de comunicación inalámbrico flexible, muy utilizado como alternativa a las redes de área local cableadas o como extensión de éstas. Usan tecnologías de radiofrecuencia que permite mayor movilidad a los usuarios al minimizar las conexiones cableadas. Estas redes van adquiriendo importancia en muchos campos, como almacenes o para manufactura, en los que se transmite la información en tiempo real a una terminal central. También son muy populares en los night-clubs para compartir el acceso a Internet entre varias computadoras. (david)<text:line-break/>WMAN (Wireless Metropolitan Area Network)<text:line-break/>En términos muy básicos, la WMAN o Red Metropolitana Inalámbrica por su traducción al español, es una <text:span text:style-name="T1">versión inalámbrica de MAN</text:span>, la cual puede llegar a tener un<text:span text:style-name="T1"> rango de alcance de decenas de kilómetros</text:span>. Esta tecnología utiliza técnicas basadas en el estándar de comunicaciones <text:span text:style-name="T1">WiMAX</text:span> (Worldwide Interoperability for Microwave Access).(joseba)<text:line-break/><text:line-break/>WWAN (Wireless Wide Area Network)<text:line-break/>Wireless WAN o <text:span text:style-name="T1">Red Inalámbrica de Area Amplia</text:span> es una red que es capaz de brindar <text:span text:style-name="T1">cobertura inalámbrica en un área geográfica relativamente grande</text:span>.<text:span text:style-name="T2"> Básicamente, una WWAN difiere de una Wireless Local Area Network o WLAN en que la primera de ellas</text:span> <text:span text:style-name="T1">utiliza tecnologías de red celular de comunicaciones móviles</text:span> como<text:span text:style-name="T1"> WiMAX, UMTS, GPRS, EDGE, CDMA2000, GSM, CDPD, Mobitex, HSPA, 3G y 4G</text:span> para realizar la transferencia de los datos entre los nodos que componen la red. <text:span text:style-name="T2">También puede ser que </text:span><text:soft-page-break/><text:span text:style-name="T2">nos encontremos con la posibilidad de utilizar LMDS y Wi-Fi autónoma para acceder a internet.</text:span>(Joseba)<text:line-break/><text:line-break/>Inserta enlace a imágenes que contengan esquema de los tipos de redes anteriores:<text:line-break/></text:p>
      <text:list xml:id="list181306520337153451" text:style-name="L4">
        <text:list-item>
          <text:p text:style-name="P4"><text:line-break/></text:p>
        </text:list-item>
      </text:list>
      <text:p text:style-name="Normal">PAN:<text:a xlink:type="simple" xlink:href="http://2.bp.blogspot.com/-Hz38Z3XQ4kI/UaXqaXGWFhI/AAAAAAAAAOQ/DPBiomRzki8/s400/GTGT.gif" text:style-name="Internet_20_link" text:visited-style-name="Visited_20_Internet_20_Link">http://2.bp.blogspot.com/-Hz38Z3XQ4kI/UaXqaXGWFhI/AAAAAAAAAOQ/DPBiomRzki8/s400/GTGT.gif</text:a>  (kevin, nomas)<text:line-break/><text:line-break/>WLAN:<text:line-break/><text:line-break/>Link:    <text:a xlink:type="simple" xlink:href="http://3.bp.blogspot.com/-uwblktKG0-c/Ui0y0xvJq5I/AAAAAAAAJ6c/jMyARDV_wtw/s400/WLAN-Wireless.PNG" text:style-name="Internet_20_link" text:visited-style-name="Visited_20_Internet_20_Link">http://3.bp.blogspot.com/-uwblktKG0-c/Ui0y0xvJq5I/AAAAAAAAJ6c/jMyARDV_wtw/s400/WLAN-Wireless.PNG</text:a>  (Elliot)<text:line-break/> <text:a xlink:type="simple" xlink:href="http://4.bp.blogspot.com/_HsxTYf_Q4W4/TBJkErbRCMI/AAAAAAAAACY/yPnDlp-Mv5E/s1600/redes-wifi-domestica_esq_general.jpg" text:style-name="Internet_20_link" text:visited-style-name="Visited_20_Internet_20_Link">http://4.bp.blogspot.com/_HsxTYf_Q4W4/TBJkErbRCMI/AAAAAAAAACY/yPnDlp-Mv5E/s1600/redes-wifi-domestica_esq_general.jpg</text:a> (kevin, nomas)<text:line-break/><text:line-break/>WMAN:<text:line-break/><text:line-break/><text:span text:style-name="T2">Link:   </text:span><text:a xlink:type="simple" xlink:href="http://profesores.elo.utfsm.cl/%7Etarredondo/info/networks/Redes-Inalambricas.pdf" text:style-name="Internet_20_link" text:visited-style-name="Visited_20_Internet_20_Link"><text:span text:style-name="T2">http://profesores.elo.utfsm.cl/~tarredondo/info/networks/Redes-Inalambricas.pdf</text:span></text:a><text:span text:style-name="T2">   ---&gt; Pagina 6. (Elliot)</text:span><text:line-break/><text:a xlink:type="simple" xlink:href="http://www.tenouk.com/wifisecurityfeatures_files/wirelessecurity002.png" text:style-name="Internet_20_link" text:visited-style-name="Visited_20_Internet_20_Link">http://www.tenouk.com/wifisecurityfeatures_files/wirelessecurity002.png</text:a> (david)<text:line-break/>WWAN:<text:line-break/><text:line-break/>Link: <text:a xlink:type="simple" xlink:href="http://help.mysonicwall.com/sw/eng/4411/ui2/23800/images/wwan_failover.JPG" text:style-name="Internet_20_link" text:visited-style-name="Visited_20_Internet_20_Link"><text:span text:style-name="T2">http://help.mysonicwall.com/sw/eng/4411/ui2/23800/images/wwan_failover.JPG</text:span></text:a><text:line-break/><text:a xlink:type="simple" xlink:href="http://www.palimpalem.com/7/dier93/userfiles/wan-large.gif" text:style-name="Internet_20_link" text:visited-style-name="Visited_20_Internet_20_Link">http://www.palimpalem.com/7/dier93/userfiles/wan-large.gif</text:a> (david)<text:line-break/><text:line-break/>Esquema de redes inalámbricas en función del alcance:<text:line-break/><text:a xlink:type="simple" xlink:href="http://cfile9.uf.tistory.com/image/134BD1164B7BFB69483F30" text:style-name="Internet_20_link" text:visited-style-name="Visited_20_Internet_20_Link">http://cfile9.uf.tistory.com/image/134BD1164B7BFB69483F30</text:a><text:line-break/>2.3 Tecnologías de redes inalámbricas<text:line-break/><text:line-break/>Insertar <text:span text:style-name="T1">características generales</text:span>,<text:span text:style-name="T1"> frecuencia</text:span>, <text:span text:style-name="T1">ancho de banda</text:span>, ....<text:line-break/><text:span text:style-name="T6">Infrarrojos</text:span><text:line-break/>Las <text:span text:style-name="T1">redes por infrarrojos</text:span> permiten la comunicación entre dos nodos, y para ello utilizan una serie de ledes infrarrojos.(roberto)<text:line-break/>La tecnología infrarroja esté disponible para soportar el ancho de banda de Ethernet, ambas reflexiones son soportadas (por satélites y reflexiones pasivas). (kevin, nomas)<text:line-break/><text:span text:style-name="T6">Bluetooth</text:span><text:line-break/>Bluetooth es una <text:span text:style-name="T1">especificación industrial para Redes Inalámbricas de Área Personal</text:span> (WPAN) que posibilita la transmisión de voz y datos entre diferentes dispositivos mediante un enlace por radiofrecuencia en la <text:span text:style-name="T1">banda ISM de los 2,4 GHz</text:span>. Los principales objetivos que se pretenden conseguir con esta norma son: <text:line-break/><text:line-break/>-Facilitar las comunicaciones entre equipos móviles. <text:line-break/>-Eliminar los cables y conectores entre éstos.<text:line-break/>-Ofrecer la posibilidad de crear pequeñas redes inalámbricas y facilitar la sincronización de datos entre equipos personales.<text:line-break/><text:line-break/><text:soft-page-break/>Los dispositivos que con mayor frecuencia utilizan esta tecnología pertenecen a sectores de las telecomunicaciones y la <text:span text:style-name="T1">informática personal</text:span>, como PDA, teléfonos móviles, computadoras portátiles, ordenadores personales, impresoras o cámaras digitales (Balbino)<text:line-break/><text:line-break/><text:span text:style-name="T6">Wifi</text:span><text:line-break/>Es un mecanismo de conexión de dispositivos electrónicos de forma inalámbrica. Los dispositivos habilitados con wifi, tales como un ordenador personal, una consola de videojuegos, un <text:span text:style-name="T4">smartphone</text:span>, o un reproductor de audio digital, pueden conectarse a Internet a través de un punto de acceso de red inalámbrica. Dicho punto de acceso tiene un <text:span text:style-name="T1">alcance de unos 20 metros</text:span> en interiores, una distancia que es mayor al aire libre.(Roberto)<text:line-break/><text:line-break/><text:span text:style-name="T1">También llamada WLAN</text:span> (wireless lan, red inalámbrica)<text:line-break/>Tecnologías de comunicación inálambrica mediante ondas más utilizada hoy en día.<text:line-break/><text:span text:style-name="T2">Es recomendable la encriptación de la transmisión para emitir en un entorno seguro. En WIFI esto es posible gracias al WPA, mucho más seguro que su predecesor WEP y con nuevas características de seguridad, como la generación dinámica de la clave de acceso</text:span>. (Elliot)<text:line-break/>Los estándares IEEE 802.11b, IEEE 802.11g e IEEE 802.11n.<text:line-break/>En la actualidad maneja IEEE 802.11ac.<text:line-break/></text:p>
      <text:list xml:id="list9104854592317314804" text:style-name="L5">
        <text:list-item>
          <text:p text:style-name="P5">802.11b, que emite a 11 Mb/seg, y</text:p>
        </text:list-item>
        <text:list-item>
          <text:p text:style-name="P5">802.11g, más rapida, a 54 MB/seg.  (Elliot)</text:p>
        </text:list-item>
      </text:list>
      <text:p text:style-name="Normal"><text:span text:style-name="T6">Microondas por satélite</text:span><text:line-break/> A diferencia de las microondas terrestres, las microondas por satélite lo que hacen básicamente, es <text:span text:style-name="T1">retransmitir información</text:span>, se usa también <text:span text:style-name="T1">como enlace</text:span> entre dos o más transmisores / receptores terrestres, denominados <text:span text:style-name="T1">estaciones base</text:span>. <text:line-break/> se hacen enlaces entre dos o más estaciones terrestres que se denominan estaciones base. El satélite recibe la señal (denominada señal ascendente) en una banda de frecuencia, la amplifica y la retransmite en otra banda (señal descendente). Cada satélite opera en unas bandas concretas. Las fronteras frecuenciales de las microondas, tanto terrestres como por satélite, con los infrarrojos y las ondas de radio de alta frecuencia se mezclan bastante, así que pueden haber interferencias con las comunicaciones en determinadas frecuencias.<text:line-break/>Infrarrojos: se enlazan transmisores y receptores que modulan la luz infrarroja no coherente. Deben estar alineados directamente o con una reflexión en una superficie. No pueden atravesar las paredes. Los infrarrojos van desde 300 GHz hasta 384 THz.(Joseba)<text:line-break/><text:span text:style-name="T2">El satélite funciona como un espejo sobre el cual la señal rebota, su principal función es la de amplificar la señal, corregirla y retransmitirla a una o más antenas ubicadas en la tierra. Los satélites geoestacionarios (es decir permanecen inmóviles para un observador ubicado en la tierra), operan en una serie de frecuencias llamadas transponders, es importante que los satélites se mantengan en una órbita geoestacionaria, porque de lo contrario estos perderían su alineación con respecto a las antenas ubicadas en la tierra. </text:span>Como se mencionó anteriormente la transmisión satelital, puede ser usada para <text:span text:style-name="T1">proporcionar una comunicación punto a punto entre dos antenas terrestres alejadas entre si</text:span>, o para <text:span text:style-name="T1">conectar una estación base transmisora con un conjunto de receptores terrestres</text:span>. <text:span text:style-name="T2">si dos satélites utilizan la misma banda de frecuencias y se encuentran lo suficientemente próximos, estos podrían interferirse mutuamente, por lo que es necesario que estén separados por lo menos 3 grados (desplazamiento angular medio desde la superficie terrestre), en la banda 6/4 GHz, y una separación de al menos 4 grados a 14/12 GHz, por </text:span><text:soft-page-break/><text:span text:style-name="T2">tanto el número máximo de satélites posibles esta bastante limitado.</text:span><text:line-break/><text:span text:style-name="T2">Las comunicaciones satelitales son una revolución tecnológica de igual magnitud que las fibras ópticas,</text:span> entre las aplicaciones más importantes para los satélites tenemos: Difusión de televisión, transmisión telefónica a larga distancia y redes privadas entre otras. <text:span text:style-name="T2">Debido a que los satélites por lo general son multidestino, su utilización es muy adecuada para distribución de televisión, por lo que están siendo ampliamente utilizadas en Estados Unidos y el resto del mundo. La PBS (Public Broadcasting Service), es una red que distribuye su programación casi exclusivamente mediante el uso de canales de satélite. Una de las aplicaciones más recientes que se le ha dado al uso de satélites se le denomina difusión directa vía satélite (DBS, Direct Broadcast Satellite), en la que la señal de vídeo se transmite directamente del satélite a los domicilios de los usuarios, esto se logra mediante la implantación de una antena de bajo costo, en el domicilio de cada usuario, logrando así que la cantidad de canales ofrecidos aumente notablemente El satélite se comporta como una estación repetidora que recoge la señal de algún transmisor en tierra y la retransmite difundiéndola entre una o varias estaciones terrestres receptoras, pudiéndo regenerar dicha señal o limitarse a repetirla. Las frecuencias ascendente y descendente son distintas: fdesc.&lt; fasc. Para evitar interferencias entre satélites está normalizada una separación entre ellos de un mínimo de 4º (en la banda de la 14/12Ghz) o 3° (6/4 GHZ) </text:span>(Balbino)<text:line-break/><text:line-break/><text:span text:style-name="T6">Microondas terrestres</text:span><text:line-break/>La <text:span text:style-name="T1">radiocomunicación por microondas</text:span> se refiere a la transmisión de datos o energía a través de radiofrecuencias con longitudes de onda del tipo microondas.(Roberto)<text:line-break/> se utilizan antenas parabólicas con un diámetro aproximado de unos tres metros. Tienen una cobertura de kilómetros, pero con el inconveniente de que el emisor y el receptor deben estar perfectamente alineados. Por eso, se acostumbran a utilizar en enlaces punto a punto en distancias cortas. En este caso, la atenuación producida por la lluvia es más importante ya que se opera a una frecuencia más elevada. Las microondas comprenden las frecuencias desde 1 hasta 300 GHz.(Joseba)<text:line-break/><text:span text:style-name="T6">Laser</text:span><text:line-break/>Proporciona una transmisión Wireless <text:span text:style-name="T1">punto a punto</text:span>, infrarroja, láser, diseñada  para interconectar dos puntos que tengan una <text:span text:style-name="T1">línea de visión directa</text:span> en nivel  uno, para distancias medias de <text:span text:style-name="T1">alta velocidad</text:span>.(Roberto)<text:line-break/><text:span text:style-name="T1">3. WLAN</text:span><text:line-break/><text:line-break/><text:span text:style-name="T1">3.1 Topologías de las WLAN</text:span><text:line-break/><text:line-break/><text:span text:style-name="T7">3.1.1 Ad-hoc</text:span><text:line-break/>Los dispositivos establecen enlaces punto a punto y se comunican a través de esos enlaces con dispositivos que se encuentren en su rango. <text:a xlink:type="simple" xlink:href="https://lh3.googleusercontent.com/-615b63hKQ1w/VQqXChV7rzI/AAAAAAAAAFY/jK2ya_alj-A/w506-h281/Selección_143.png" text:style-name="Internet_20_link" text:visited-style-name="Visited_20_Internet_20_Link">https://lh3.googleusercontent.com/-615b63hKQ1w/VQqXChV7rzI/AAAAAAAAAFY/jK2ya_alj-A/w506-h281/Selecci%C3%B3n_143.png</text:a> (Luis)<text:line-break/>Mejorar<text:line-break/>La topología Ad-hoc  es un <text:span text:style-name="T1">grupo de computadoras las cuales se comunican de manera directa</text:span>, es decir una computadora con otra computadora, esto a través de las señales de radio. Lo que identifica a esta topología es que se comunican sin utilizar un punto de acceso. Las redes Ad-hoc son comunicaciones  ‘punto a punto’.(Joseba)<text:span text:style-name="T2">El modo Bridge (o repetidor) nos permite interconectar dispositivos wifi  que se comunican entre sí mediante wireless. Para que nos hagamos una  idea aproximada, vendria a ser como los repetidores </text:span><text:soft-page-break/><text:span text:style-name="T2">de telefonia móvil. A  partir de una señal original podemos ir añadiendo repetidores de manera  que podemos </text:span><text:line-break/><text:a xlink:type="simple" xlink:href="http://2.bp.blogspot.com/-wXlnbwaa4CA/UTC7B439C5I/AAAAAAAAADU/ZCVk0SByR4I/s1600/adhocnet.png" text:style-name="Internet_20_link" text:visited-style-name="Visited_20_Internet_20_Link">http://2.bp.blogspot.com/-wXlnbwaa4CA/UTC7B439C5I/AAAAAAAAADU/ZCVk0SByR4I/s1600/adhocnet.png</text:a> (Joseba)<text:line-break/><text:span text:style-name="T7">3.1.2 Infraestructura</text:span><text:line-break/>Un <text:span text:style-name="T1">dispositivo se encarga de centralizar las comunicaciones</text:span>, a este dispositivo se le denomina <text:span text:style-name="T1">Punto de Acceso</text:span> (AP ó Access Point). Los dispositivos <text:span text:style-name="T1">cliente</text:span> se conectan a los AP en lo que se denominan células???, y <text:span text:style-name="T1">pueden intercambiar información con dispositivos conectados a su mismo AP</text:span> (siempre a través de éste). Por lo tanto, no tienen que encontrarse en el rango de alcance para poder comunicarse. <text:span text:style-name="T1">Al ser una comunicación centralizada, si se cae el AP ninguno de los dispositivos podrá comunicarse entre sí</text:span>. <text:a xlink:type="simple" xlink:href="https://plus.google.com/u/0/photos/115779892779560722937/albums/6127876735757972113/6127876737084055490?sqi=107208296327314632208%26sqsi=53f9c525-262d-42ba-9a6a-8bef6491c21f" text:style-name="Internet_20_link" text:visited-style-name="Visited_20_Internet_20_Link">https://plus.google.com/u/0/photos/115779892779560722937/albums/6127876735757972113/6127876737084055490?sqi=107208296327314632208&amp;sqsi=53f9c525-262d-42ba-9a6a-8bef6491c21f</text:a> (Luis)<text:line-break/><text:span text:style-name="T2">La infraestructura de una red de datos, es la parte más importante de toda nuestra operación como administradores, dado que si nuestra estructura de medio de transporte es débil y no lo conocemos, por lo tanto nuestra red de datos no puede tener un nivel alto de confiabilidad.</text:span> <text:line-break/>Es aquella en la que los ordenadores provistos de tarjetas de red inalámbrica trabajan en orden jerárquico, por el que uno de los ordenadores de la red es el punto de enlace entre todos los PC de la misma red.(Joseba)<text:line-break/>Mejorar<text:line-break/><text:span text:style-name="T7">3.1.3 Mesh</text:span><text:line-break/>Es el siguiente paso en las topologías inalámbricas. Se descentraliza la comunicación y los dispositivos que intervienen en la comunicación pueden compartir recursos. Si se cae un nodo, no afecta a toda la red. <text:a xlink:type="simple" xlink:href="https://lh3.googleusercontent.com/-a5xjfTzAJn4/VQqY516W4eI/AAAAAAAAAGY/DkIzfKaIFsY/w506-h281/Selección_145.png" text:style-name="Internet_20_link" text:visited-style-name="Visited_20_Internet_20_Link">https://lh3.googleusercontent.com/-a5xjfTzAJn4/VQqY516W4eI/AAAAAAAAAGY/DkIzfKaIFsY/w506-h281/Selecci%C3%B3n_145.png</text:a> (Luis)<text:line-break/>Mejorar<text:line-break/><text:span text:style-name="T1">3.2 Estándares</text:span><text:line-break/>El estándar '<text:span text:style-name="T5">IEEE 802.11'</text:span> define el <text:span text:style-name="T1">uso de los dos niveles inferiores de la arquitectura OSI</text:span>  (capas física y de enlace de datos), especificando sus normas de  funcionamiento en una WLAN. Los protocolos de la rama 802.x definen la  tecnología de redes de área local y redes de área  metropolitana.(Roberto)<text:line-break/><text:span text:style-name="T6">3.2.1 IEEE 802.11a</text:span><text:line-break/>La revisión 802.11a fue aprobada en 1999.  El estándar 802.11a utiliza el mismo juego de protocolos de base que el  estándar original, opera en la <text:span text:style-name="T1">banda de 5 GHz</text:span> y <text:span text:style-name="T2">utiliza 52  subportadoras orthogonal frequency-division multiplexing  (OFDM)</text:span> con una velocidad máxima de <text:span text:style-name="T1">54 Mbit/s</text:span>, lo que lo hace un  estándar práctico para redes inalámbricas con velocidades reales de  aproximadamente 20 Mbit/s.La velocidad de datos se reduce a 48, 36, 24, 18, 12, 9 o 6 Mbit/s en  caso necesario. 802.11a tiene 12 canales sin solapa, 8 para red  inalámbrica y 4 para conexiones punto a punto. No puede interoperar con  equipos del estándar 802.11b, excepto si se dispone de equipos que  implementen ambos estándares.(Roberto)<text:line-break/><text:span text:style-name="T6">3.2.2 IEEE 802.11b</text:span><text:line-break/>Tiene una <text:span text:style-name="T1">velocidad máxima de transmisión de 11 Mbps</text:span> y utiliza el mismo método de acceso definido en el estándar original CSMA/CA. Funciona en la <text:span text:style-name="T1">banda de 2,4 GHz</text:span>. Debido al espacio ocupado por la codificación del protocolo CSMA/CA, en la práctica, la <text:soft-page-break/>velocidad máxima de transmisión con este estándar es de aproximadamente <text:span text:style-name="T1">5,9 Mbit/s sobre TCP y 7,1 Mbit/s sobre UDP</text:span>. (Óliver)<text:line-break/><text:span text:style-name="T1">IEEE 802.11b-1999</text:span> o <text:span text:style-name="T1">802.11b</text:span>, es una modificación de la Norma IEEE 802.11 que amplia la <text:span text:style-name="T4">tasa de transferencia</text:span> hasta los <text:span text:style-name="T1">11 Mbit/s</text:span> usando la misma banda de 2.4 GHz.<text:span text:style-name="T2"> Estas especificaciones bajo el nombre comercial de Wi-Fi han sido implantadas en todo el mundo.</text:span>(Roberto)<text:line-break/><text:span text:style-name="T6">3.2.3 IEEE 802.11g</text:span><text:line-break/>En junio de 2003, se ratificó un tercer estándar de modulación: 802.11g,  que es la <text:span text:style-name="T1">evolución de 802.11b</text:span>. Este utiliza la <text:span text:style-name="T1">banda de 2,4 Ghz</text:span> (al  igual que 802.11b) pero opera a una <text:span text:style-name="T1">velocidad teórica máxima de 54  Mbit/s</text:span>, que en promedio es de 22,0 Mbit/s de velocidad real de  transferencia, similar a la del estándar 802.11a.(Roberto)<text:line-break/><text:span text:style-name="T2">Es la evolución de 802.11b. Este utiliza la banda de 2,4 Ghz pero opera a una velocidad teórica máxima de 54 Mbit/s, que en promedio es de 22,0 Mbit/s de velocidad real de transferencia, similar a la del estándar 802.11a.</text:span> (Óliver)<text:line-break/><text:span text:style-name="T6">3.2.4 IEEE 802.11n</text:span><text:line-break/>Es una propuesta de modificación al estándar IEEE 802.11-2007 para <text:span text:style-name="T1">mejorar significativamente el rendimiento de la red </text:span><text:span text:style-name="T2">más allá</text:span><text:span text:style-name="T1"> de los estándares anteriores</text:span>, tales como 802.11b y 802.11g, con un incremento significativo en la velocidad máxima de transmisión de 54 Mbps a un máximo de <text:span text:style-name="T1">600 Mbps</text:span>. (Elliot)<text:line-break/>Actualmente la capa física soporta una velocidad de 300Mbps, con el uso de dos flujos espaciales en un canal de 40 MHz (Elliot)<text:line-break/>Las antenas WiFi 802.11n introducen varias mejoras a las capas 802.11  PHY (radio) y MAC que resultan en mejor throughput y confiabilidad para  redes inalámbricas.<text:line-break/><text:line-break/>Entre estas mejoras se incluye:<text:line-break/><text:line-break/></text:p>
      <text:list xml:id="list9215362157433812179" text:style-name="L6">
        <text:list-item>
          <text:p text:style-name="P6">OFDM Mejorado</text:p>
        </text:list-item>
        <text:list-item>
          <text:p text:style-name="P7">Canales de 40 MHz</text:p>
        </text:list-item>
        <text:list-item>
          <text:p text:style-name="P6">Multiple-Entrada / Múltiple-Salid</text:p>
        </text:list-item>
        <text:list-item>
          <text:p text:style-name="P6">Agregación de Tramas</text:p>
        </text:list-item>
      </text:list>
      <text:p text:style-name="Normal">La velocidad real de transmisión podría llegar a los <text:span text:style-name="T1">300 Mbps</text:span>, y debería ser hasta 10 veces más rápida que una red bajo los estándares 802.11a y 802.11g, y unas 40 veces más rápida que una red bajo el estándar 802.11b. (Óliver)<text:line-break/><text:span text:style-name="T2">El estándar 802.11n fue ratificado por la organización IEEE el 11 de  septiembre de 2009 con una velocidad de 600 Mbps en capa física.</text:span><text:line-break/><text:span text:style-name="T2">En la actualidad la mayoría de productos son de la especificación </text:span><text:span text:style-name="T3">b</text:span><text:span text:style-name="T2"> o </text:span><text:span text:style-name="T3">g</text:span><text:span text:style-name="T2"> , sin embargo ya se ha ratificado el estándar </text:span><text:span text:style-name="T3">802.11n</text:span><text:span text:style-name="T2">  que sube el límite teórico hasta los 600 Mbps. Actualmente ya existen  varios productos que cumplen el estándar N con un máximo de 300 Mbps  (80-100 estables).</text:span>(Roberto)<text:line-break/><text:span text:style-name="T1">3.3 Seguridad en redes inalámbricas</text:span><text:line-break/><text:span text:style-name="T1">3.3.1 Sistemas de cifrado y seguridad</text:span><text:line-break/><text:line-break/><text:line-break/> <text:span text:style-name="T6">WEP</text:span><text:line-break/> <text:span text:style-name="T1">WEP</text:span> fue el <text:span text:style-name="T1">primer estándar de seguridad</text:span> para redes Wi-Fi. Hoy está superado.<text:line-break/>no debes usar WEP para proteger tu red inalámbrica si tienes alternativa. <text:span text:style-name="T1">Su protección es demasiado débil</text:span>. <text:span text:style-name="T1">Se puede crackear un cifrado WEP en pocos minutos</text:span> usando las herramientas adecuadas.<text:line-break/><text:soft-page-break/>WEP, acrónimo de Wired Equivalent Privacy o "Privacidad Equivalente a Cableado", es el <text:span text:style-name="T1">sistema de cifrado incluido en el estándar IEEE 802.11</text:span> como protocolo para redes Wireless que permite cifrar la información que se transmite. Proporciona un <text:span text:style-name="T1">cifrado a nivel 2</text:span>, basado en el algoritmo de cifrado RC4 que utiliza claves de 64 bits (40 bits más 24 bits del vector de iniciación IV) o de 128 bits (104 bits más 24 bits del IV). <text:span text:style-name="T2">Los mensajes de difusión de las redes inalámbricas se transmiten por ondas de radio, lo que los hace más susceptibles, frente a las redes cableadas, de ser captados con relativa facilidad. Presentado en 1999, el sistema WEP fue pensado para proporcionar una confidencialidad comparable a la de una red tradicional cableada.</text:span>(david)<text:line-break/><text:span text:style-name="T6">WPA</text:span><text:line-break/><text:span text:style-name="T1">Wi-Fi Protected Access</text:span>, llamado también <text:span text:style-name="T5">WPA</text:span> (en español «Acceso Wi-Fi protegido») es un sistema para proteger las redes inalámbricas (Wi-Fi); <text:span text:style-name="T1">creado para corregir las deficiencias del sistema previo</text:span>, Wired Equivalent Privacy (WEP).(Roberto)<text:line-break/>Wi-Fi Protected Access, llamado también WPA (en español «Acceso Wi-Fi protegido») es un sistema para proteger las redes inalámbricas (Wi-Fi);<text:span text:style-name="T2"> creado para corregir las deficiencias del sistema previo, Wired Equivalent Privacy (WEP)Los investigadores han encontrado varias debilidades en el algoritmo WEP (tales como la reutilización del vector de inicialización (IV), del cual se derivan ataques estadísticos que permiten recuperar la clave WEP, entre otros)</text:span>. <text:span text:style-name="T2">WPA implementa la mayoría del estándar IEEE 802.11i, y fue creado como una medida intermedia para ocupar el lugar de WEP mientras 802.11i era finalizado. WPA fue creado por la Wi-Fi Alliance («Alianza Wi-Fi»).</text:span><text:line-break/>WPA adopta la <text:span text:style-name="T1">autenticación de usuarios mediante el uso de un servidor</text:span>, donde se almacenan las credenciales y contraseñas de los usuarios de la red. Para no obligar al uso de tal servidor para el despliegue de redes, WPA permite la autenticación mediante una <text:span text:style-name="T1">clave precompartida</text:span>, que de un modo similar al WEP, requiere introducir la misma clave en todos los equipos de la red.<text:line-break/><text:span text:style-name="T2">Un inconveniente encontrado en la característica agregada al Wi-Fi llamada </text:span><text:span text:style-name="T3">Wi-Fi Protected Setup</text:span><text:span text:style-name="T2"> (también bajo el nombre de QSS) permite eludir la seguridad e infiltrarse en las redes que usan los protocolos WPA y WPA2.</text:span> (david) &lt;- va en wps<text:line-break/><text:span text:style-name="T6">WPA2</text:span><text:line-break/><text:span text:style-name="T1">WPA2</text:span> (<text:span text:style-name="T4">Wi-Fi Protected Access 2</text:span> - Acceso Protegido Wi-Fi 2) es un sistema para proteger las redes inalámbricas (Wi-Fi); <text:span text:style-name="T1">creado para corregir las vulnerabilidades detectadas en WPA</text:span>.(Roberto)<text:line-break/><text:span text:style-name="T2">WPA2 (Wi-Fi Protected Access 2 - Acceso Protegido Wi-Fi 2) es un sistema para proteger las redes inalámbricas (Wi-Fi); creado para corregir las vulnerabilidades detectadas en WPA</text:span><text:line-break/><text:line-break/>WPA2 está basada en el nuevo <text:span text:style-name="T1">estándar 802.11i</text:span>. WPA, por ser una versión previa, que se podría considerar de "migración", no incluye todas las características del IEEE 802.11i, mientras que WPA2 se puede inferir que es la <text:span text:style-name="T1">versión certificada</text:span> del estándar 802.11i.<text:line-break/><text:line-break/>Los fabricantes comenzaron a producir la nueva generación de puntos de accesos apoyados en el protocolo WPA2 que utiliza el <text:span text:style-name="T1">algoritmo de cifrado AES</text:span> (Advanced Encryption Standard). <text:span text:style-name="T2">Con este algoritmo será posible cumplir con los requerimientos de seguridad del gobierno de USA - FIPS140-2. "WPA2 está idealmente pensado para empresas tanto del sector privado cómo del público. Los productos que son certificados para WPA2 le dan a los gestores de TI la seguridad que la tecnología cumple con estándares de interoperatividad" declaró Frank Hazlik Managing Director de la Wi-Fi Alliance. Si bien parte de las organizaciones estaban aguardando esta nueva generación de </text:span><text:soft-page-break/><text:span text:style-name="T2">productos basados en AES es importante resaltar que los productos certificados para WPA siguen siendo seguros de acuerdo a lo establecido en el estándar 802.11</text:span> (david)<text:line-break/><text:span text:style-name="T6">WPS</text:span><text:line-break/><text:span text:style-name="T1">WPS</text:span> (<text:span text:style-name="T4">Wi-Fi Protected Setup</text:span>) es un estándar de 2007, promovido por la Wi-Fi Alliance para facilitar la creación de redes WLAN.  En otras palabras, WPS no es un mecanismo de seguridad de por sí, se  trata de la definición de diversos <text:span text:style-name="T1">mecanismos para facilitar la  configuración de una red WLAN segura con WPA2</text:span>, pensados para minimizar la intervención del usuario en entornos domésticos o pequeñas oficinas.(Roberto)<text:line-break/>WPS (Wi-Fi Protected Setup) es un estándar de 2007, promovido por la Wi-Fi Alliance para facilitar la creación de redes WLAN. En otras palabras, <text:span text:style-name="T1">WPS no es un mecanismo de seguridad de por sí, se trata de la definición de diversos mecanismos para facilitar la configuración de una red WLAN</text:span> segura con WPA2, pensados para minimizar la intervención del usuario en entornos domésticos o pequeñas oficinas (SOHO).1 Concretamente, WPS define los <text:span text:style-name="T1">mecanismos a través de los cuales los diferentes dispositivos de la red obtienen las credenciales (SSID y PSK) necesarias para iniciar el proceso de autenticación</text:span> (david)<text:line-break/><text:line-break/><text:span text:style-name="T7">3.3.2 Medidas de seguridad extra</text:span><text:line-break/>1. Cambia la contraseña por defecto.<text:line-break/>2. Usa encriptación WEP/WPA.<text:line-break/>3. Cambia el SSID por defecto.<text:line-break/>4. Desactiva el broadcasting SSID.<text:line-break/>5. Activa el filtrado de direcciones MAC.<text:line-break/>6. Establece el nº máximo de dispositivos que pueden conectarse.<text:line-break/>7. Desactiva DHCP.<text:line-break/>8. Desconecta el AP cuando no lo uses.<text:line-break/>9. Cambia las claves WEP regularmente. (Balbino)<text:line-break/><text:line-break/><text:span text:style-name="T1">3.4 Frecuencias, canales y de transmisión</text:span><text:line-break/><text:line-break/><text:span text:style-name="T6">Bandas  de frecuencias utilizandas en WLAN</text:span><text:line-break/>802.11 legacy 802.11a 802.11b 802.11 c 802.11d 802.11e 802.11f 802.11g 802.11h 802.11i 802.11j 802.11k 802.11n 802.11p 802.11r 802.11v 802.11w. (Elliot)<text:line-break/><text:line-break/>Bandas de frecuencias ??<text:line-break/><text:line-break/>802.11g opera en la banda de 2.4GHz<text:line-break/>802.11g es capaz de alcanzar hasta 22Mbits/s o llegar incluso a 54Mbits/s<text:line-break/><text:line-break/><text:span text:style-name="T6">Canales. Diferencias entre países</text:span>. <text:line-break/>Canales se refiere al conjunto de tecnologías de transmisión y recepción de imagen y sonido, a través de señales digitales.<text:line-break/><text:span text:style-name="T2">La capacidad de un canal de televisión digital puede subdividirse en múltiples sub-canales para transmitir diversa información de vídeo en distintas resoluciones para dispositivos fijos y móviles, audio y otros datos, a diferencia de lo que ocurre en los sistemas analógicos tradicionales.</text:span><text:line-break/><text:span text:style-name="T2">Diferencia entre paises ---&gt;  </text:span><text:a xlink:type="simple" xlink:href="https://lh5.googleusercontent.com/-9Cb94HNA9Xg/VQqS9YbYlgI/AAAAAAAAAIo/30dmyEbrl-k/w1185-h520-no/esquema+de+canales.png" text:style-name="Internet_20_link" text:visited-style-name="Visited_20_Internet_20_Link"><text:span text:style-name="T2">https://lh5.googleusercontent.com/-9Cb94HNA9Xg/VQqS9YbYlgI/AAAAAAAAAIo/30dmyEbrl-k/w1185-h520-no/esquema%2Bde%2Bcanales.png</text:span></text:a><text:line-break/><text:soft-page-break/>Frecuencias IEEE 802.11 b e IEEE 802.11 g IEEE 802.11 a<text:line-break/><text:line-break/><text:line-break/><text:span text:style-name="T6">Solapamiento de canales</text:span><text:line-break/>Uno de los problemas más comunes con las redes WiFi es el solapamiento  de canales debido a la gran cantidad de equipos que funcionan en la  banda de frecuencia de 2,4 GHz. Cada equipo WiFi que cumple con el  estándar 802.11 b/g utiliza uno de los 13 canales establecidos (14 en  Japón) y si 2 o más equipos cercanos utilizan el mismo canal, se produce  el solapamiento. Cada canal ocupa un ancho de banda de 22 MHz. El  efecto del solapamiento es la bajada en el rendimiento (velocidad) de  las redes afectadas.(kevin, nomas)<text:line-break/><text:line-break/>Mejorar<text:line-break/><text:line-break/><text:span text:style-name="T6">Tipos de antenas. </text:span><text:line-break/><text:a xlink:type="simple" xlink:href="http://cayro.webcindario.com/wifi/Antenas.htm" text:style-name="Internet_20_link" text:visited-style-name="Visited_20_Internet_20_Link">http://cayro.webcindario.com/wifi/Antenas.htm</text:a> (Joseba)<text:line-break/><text:span text:style-name="T1">Antenas Direccionales: Orientan la señal en una dirección muy determinada con un haz estrecho pero de largo alcance</text:span>, actúa de forma parecida a un foco de luz que emite un haz concreto y estrecho pero de forma intensa (más alcance).  Generalmente el haz o apertura y el alcance son inversamente proporcionales, esto es a mayor apertura menos alcance y a menor apertura más alcance. El alcance de una antena direccional viene determinado por una combinación de los dBi de ganancia de la antena, la potencia de emisión del punto de acceso emisor y la sensibilidad de recepción del punto de acceso receptor. Dentro de las antenas direccionales podemos distinguir varios tipos, de menor a mayor apertura serían:<text:line-break/> Parabólicas (disco o rejilla), con estas se consigue el mayor alcance, pueden llegar a los 5 Km. de distancia.<text:line-break/> Yagis (pronúnciese “yaguis”), son similares a las antenas de televisión, también tienen gran alcance y no es tan complejo orientarlas.<text:line-break/>Planares o Paneles, estas aunque no tienen tanto alcance, pero es mucho mas fácil orientarlas y además no son tan voluminosas como las anteriores, por lo que su instalación es muy sencilla.<text:line-break/><text:line-break/><text:a xlink:type="simple" xlink:href="https://e2ywrq.dm2302.livefilestore.com/y2mVxv04MuUHhRw1DAE7QKYMMU2tfCP1eDH6SVJDOWkxTRWN2h5zRUu8XsVJdUdr64R37Fk3g2zk4P4C3sf5zykqtobQSFFkLgHFxkc1FoHBnENAagwpAMZ9YXwTcUugSYl/detalle%20general%5B3%5D.jpg?rdrts=101383255" text:style-name="Internet_20_link" text:visited-style-name="Visited_20_Internet_20_Link">https://e2ywrq.dm2302.livefilestore.com/y2mVxv04MuUHhRw1DAE7QKYMMU2tfCP1eDH6SVJDOWkxTRWN2h5zRUu8XsVJdUdr64R37Fk3g2zk4P4C3sf5zykqtobQSFFkLgHFxkc1FoHBnENAagwpAMZ9YXwTcUugSYl/detalle%20general%5b3%5d.jpg?rdrts=101383255</text:a><text:line-break/><text:line-break/><text:span text:style-name="T1">Antenas Omnidireccionales:</text:span> Orientan la señal en todas direcciones con un haz amplio pero de corto alcance. Si una antena direccional sería como un foco, una antena omnidireccional sería como una bombilla emitiendo luz en todas direcciones con menor alcance.<text:line-break/>Las antenas Omnidireccionales “envían” la información teóricamente a los 360 grados por lo que es posible establecer comunicación independientemente del punto en el que se esté, ya que no requieren orientarlas. En contrapartida, el alcance de estas antenas es menor que el de las antenas direccionales.<text:line-break/><text:line-break/><text:a xlink:type="simple" xlink:href="http://mco-s1-p.mlstatic.com/antena-wifi-rompemuros-usb-1000mw-antenas-omnidireccionales-14816-MCO20090478741_052014-F.jpg" text:style-name="Internet_20_link" text:visited-style-name="Visited_20_Internet_20_Link">http://mco-s1-p.mlstatic.com/antena-wifi-rompemuros-usb-1000mw-antenas-omnidireccionales-14816-MCO20090478741_052014-F.jpg</text:a><text:line-break/><text:soft-page-break/><text:line-break/><text:span text:style-name="T1">Antenas Sectoriales:</text:span> Son la mezcla de las antenas direccionales y las omnidireccionales. Las antenas sectoriales emiten un haz más amplio que una direccional pero no tan amplio como una omnidireccional. De igual modo, su alcance es mayor que una omnidireccional y menor que una direccional. Para tener una cobertura de 360º (como una antena omnidireccional) y un largo alcance (como una antena direccional) deberemos instalar, tres antenas sectoriales de 120º ó 4 antenas sectoriales de 80º. Este sistema de 360º con sectoriales se denomina “Array”. Las antenas sectoriales suelen ser más costosas que las antenas direccionales u omnidireccionales.<text:line-break/><text:line-break/><text:a xlink:type="simple" xlink:href="http://4.bp.blogspot.com/-TL-bN8jMAWg/TvOFkJijfKI/AAAAAAAAAIY/u2zG8JH2Xjc/s1600/ANTENA+DE+ARRECIFE+DESMANTELADA.jpg0" text:style-name="Internet_20_link" text:visited-style-name="Visited_20_Internet_20_Link">http://4.bp.blogspot.com/-TL-bN8jMAWg/TvOFkJijfKI/AAAAAAAAAIY/u2zG8JH2Xjc/s1600/ANTENA+DE+ARRECIFE+DESMANTELADA.jpg0</text:a><text:line-break/><text:span text:style-name="T2">Existen tres tipos básicos de antenas: antenas de hilo, antenas de apertura y antenas planas. Asimismo, las agrupaciones de estas antenas (arrays) se suelen considerar en la literatura como otro tipo básico de antena.</text:span><text:line-break/><text:span text:style-name="T2">Antenas de hilo</text:span><text:line-break/><text:line-break/><text:span text:style-name="T2">Las antenas de hilo son antenas cuyos elementos radiantes son conductores de hilo que tienen una sección despreciable respecto a la longitud de onda de trabajo.1 . Las dimensiones suelen ser como máximo de una longitud de onda. Se utilizan extensamente en las bandas de MF, HF, VHF y UHF. Se pueden encontrar agrupaciones de antenas de hilo. Ejemplos de antenas de hilo son:</text:span><text:line-break/><text:line-break/><text:span text:style-name="T2">    -El monopolo vertical</text:span><text:line-break/><text:span text:style-name="T2">    -El dipolo y su evolución, la antena Yagi</text:span><text:line-break/><text:span text:style-name="T2">    -La antena espira</text:span><text:line-break/><text:span text:style-name="T2">    -La antena helicoidal es un tipo especial de antena que se usa principalmente en VHF y UHF. Un conductor describe una hélice, consiguiendo así una polarización circular.</text:span><text:line-break/><text:line-break/><text:span text:style-name="T2">Las antenas de hilo se analizan a partir de las corrientes eléctricas de los conductores.</text:span><text:line-break/><text:span text:style-name="T2">Antenas de apertura: Las antenas de apertura son aquellas que utilizan superficies o aperturas para direccionar el haz electromagnético de forma que concentran la emisión y recepción de su sistema radiante en una dirección. La más conocida y utilizada es la antena parabólica, tanto en enlaces de radio terrestres como de satélite. La ganancia de dichas antenas está relacionada con la superficie de la parábola, a mayor tamaño mayor colimación del haz tendremos y por lo tanto mayor directividad.</text:span><text:line-break/><text:span text:style-name="T2">El elemento radiante es el alimentador, el cual puede iluminar de forma directa a la parábola o en forma indirecta mediante un subreflector. El alimentador está generalmente ubicado en el foco de la parábola. El alimentador, en sí mismo, también es una antena de apertura (se denominan antenas de bocina) que puede utilizarse sin reflector, cuando el objetivo es una cobertura más amplia (e.g. cuando se pretende cubrir la totalidad de la superficie de la tierra desde un satélite en órbita geoestacionaria).</text:span><text:line-break/><text:span text:style-name="T2">Se puede calcular la directividad de este cierto tipo de antenas, D_0\,, con la siguiente expresión, donde S\, es el área y \lambda\, es la longitud de onda:</text:span><text:line-break/><text:span text:style-name="T2">D_0={4 \pi} \frac {S} {\lambda^2} \,</text:span><text:line-break/><text:line-break/><text:span text:style-name="T2">Reflectores parabólicos</text:span><text:line-break/><text:span text:style-name="T2">Hay varios tipos de antenas de apertura, como la antena de bocina, la antena parabólica, la </text:span><text:soft-page-break/><text:span text:style-name="T2">antena parabólica del Radar Doppler y superficies reflectoras en general.</text:span><text:line-break/><text:span text:style-name="T2">Antenas planas</text:span><text:line-break/><text:span text:style-name="T2">Un tipo particular de antena plana son las antenas de apertura sintética, típicas de los radares de apertura sintética (SAR).</text:span><text:line-break/><text:span text:style-name="T2">Antenas de Array:</text:span><text:line-break/><text:line-break/><text:span text:style-name="T2">Las antenas de array están formadas por un conjunto de dos o más antenas idénticas distribuidas y ordenadas de tal forma que en su conjunto se comportan como una única antena con un diagrama de radiación propio.</text:span><text:line-break/><text:span text:style-name="T2">La característica principal de los arrays de antenas es que su diagrama de radiación es modificable, pudiendo adaptarlo a diferentes aplicaciones/necesidades. Esto se consigue controlando de manera individual la amplitud y fase de la señal que alimenta a cada uno de los elementos del array.</text:span><text:line-break/><text:span text:style-name="T2">Atendiendo a la distribución de las antenas que componen un array podemos hacer la siguiente clasificación:</text:span><text:line-break/><text:line-break/><text:span text:style-name="T2">    -Arrays lineales: Los elementos están dispuestos sobre una línea.</text:span><text:line-break/><text:span text:style-name="T2">    -Arrays Planos: Los elementos están dispuestos bidimensionalmente sobre un plano.</text:span><text:line-break/><text:span text:style-name="T2">    -Arrays conformados: Los elementos están dispuestos sobre una superficie curva.</text:span><text:line-break/><text:line-break/><text:span text:style-name="T2">A nivel de aplicación los arrays de antenas se utilizan para la construcción de antenas inteligentes.</text:span><text:line-break/><text:span text:style-name="T2">Una definición básica de un sistema de antenas inteligentes es cualquier configuración adaptativa de múltiples antenas que mejoran el rendimiento de un sistema de comunicaciones inalámbricas.</text:span><text:line-break/><text:line-break/><text:span text:style-name="T2">Las características de las antenas inteligentes con unos haces de radiación con una mayor directividad (es decir, mayor ganancia y mayor selectividad angular), proporcionan múltiples ventajas:</text:span><text:line-break/><text:span text:style-name="T2">    Incremento de la zona de cobertura: Dado que la ganancia es mayor que en el caso de antenas omnidireccionales o sectorizadas.</text:span><text:line-break/><text:span text:style-name="T2">    Reducción de la potencia de transmisión: La mayor ganancia de la antena permite incrementar la sensibilidad.</text:span><text:line-break/><text:span text:style-name="T2">    Reducción del nivel de interferencia: La mejor selectividad espacial de la antena permitirá al receptor discriminar las señales de usuarios interferentes a favor de la señal del usuario deseado. Incluso se pueden utilizar antenas inteligentes con configuración antena principal y secundarias donde las secundarias anulan las interferencias.</text:span><text:line-break/><text:span text:style-name="T2">    Reducción de la propagación multitrayecto:Debido a la menor dispersión angular de la potencia radiada, se reduce el número de trayectorias que debe seguir la señal antes de llegar al receptor.</text:span><text:line-break/><text:span text:style-name="T2">    Mejora de la seguridad: Gracias a que la transmisión es direccional, hay una probabilidad muy baja de que un equipo ajeno intercepte la comunicación.</text:span><text:line-break/><text:span text:style-name="T2">    Introducción de nuevos servicios: Al poder identificar la posición de usuarios se puede aplicar a radiolocalización, tarificación geográfica, publicidad en servicios cercanos...</text:span>(Balbino)<text:line-break/><text:line-break/><text:line-break/><text:span text:style-name="T6">Ventajas e inconvenientes</text:span><text:line-break/><text:line-break/><text:soft-page-break/><text:line-break/><text:span text:style-name="T1">4. Puntos de acceso</text:span><text:line-break/>Un punto de acceso inalámbrico (en inglés: Wireless Access Point, conocido por las siglas WAP o AP), en una red de computadoras, es un dispositivo de red que interconecta equipos de comunicación alámbrica para formar una red inalámbrica que interconecta dispositivos móviles o con tarjetas de red inalámbricas.(Roberto)<text:line-break/><text:span text:style-name="T7">4.1 ¿Qué son y para que sirven?</text:span><text:line-break/>Los WAP son dispositivos que permiten la conexión inalámbrica de un dispositivo móvil de cómputo (computadora, tableta, smartphone) con una red. Normalmente, un WAP también puede conectarse a una red cableada, y puede transmitir datos entre los dispositivos conectados a la red cableada y los dispositivos inalámbricos.(Roberto)<text:line-break/><text:span text:style-name="T1">4.2 Modos de funcionamiento</text:span><text:line-break/>Describe las caracteristicas e inserta enlace a imagen con esquema del mismo:<text:line-break/><text:span text:style-name="T7">4.2.1 Modo cliente o estación</text:span><text:line-break/><text:span text:style-name="T2">Los dispositivos de la marca Ubiquiti pueden utilizarse como punto de acceso o como clientes</text:span> (Elliot)<text:line-break/>El modo cliente, el dispositivo actúa como si fuese una tarjeta wifi con salida por cable de red.(Roberto)<text:line-break/><text:span text:style-name="T7">4.2.2 Modo AP (punto de acceso)</text:span><text:line-break/>Es un dispositivo de red que interconecta equipos de comunicación alámbrica para formar una red inalámbrica que interconecta dispositivos móviles o con tarjetas de red inalámbricas. (Luis)<text:line-break/><text:span text:style-name="T7">4.2.3 Modo repetidor</text:span><text:line-break/>Estos dispositivos son capaces de <text:span text:style-name="T1">reenviar la señal</text:span> de<text:span text:style-name="T2">l router</text:span> otro punto de acceso, <text:span text:style-name="T1">duplicando su alcance</text:span>  y haciendo posible que la cobertura se reparta por todos los rincones.  Es una buena opción para mejorar la conectividad en nuestro hogar (kevin, nomas)<text:line-break/>El modo repetidor se utiliza cuando quires extender tu señal más allá de los limites actuales.(Roberto)<text:line-break/><text:span text:style-name="T7">4.2.4 Modo puente (bridge)</text:span><text:line-break/>Es el tipo de implementación más versátil que tiene <text:span text:style-name="T2">ThunderCache</text:span> ya que se puede adaptar a casi todo tipo de infraestructura sin que esto signifique grandes cambios en la misma.<text:line-break/>Se suele usar en redes simples donde no existe un servidor o router con la suficiente capacidad de ruteo o redirección.<text:line-break/>Link de esquema:   <text:a xlink:type="simple" xlink:href="http://www.ryohnosuke.net/img/2012/12/06/MwkBG.gif" text:style-name="Internet_20_link" text:visited-style-name="Visited_20_Internet_20_Link">http://www.ryohnosuke.net/img/2012/12/06/MwkBG.gif</text:a>  (Elliot)<text:line-break/><text:line-break/><text:span text:style-name="T7">4.2.5 Modo WISP</text:span><text:line-break/><text:line-break/>WISP son las siglas de Wireless Internet Service Provider (Proveedor de Servicios de Internet), permite ofrecer acceso a Internet vía Wi-Fi.<text:line-break/><text:line-break/>La solución es muy potente ya que permite alta densidad de cobertura con muy baja potencia de antenas<text:line-break/><text:line-break/>Dos puntos de conexión en modo "bridge" solo se comunicaran entre ellos. Este tipo de conexión es útil cuando estás conectando dos edificios o localizaciones separadas donde instalar cableado no resulta fácil o economicamente viable.<text:line-break/><text:soft-page-break/>Comandos<text:line-break/></text:p>
      <text:list xml:id="list4192544232670880331" text:style-name="L7">
        <text:list-item>
          <text:p text:style-name="P14">Lista el buffer de mensajes del núcleo</text:p>
        </text:list-item>
        <text:list-item>
          <text:p text:style-name="P14">$ dmesg</text:p>
        </text:list-item>
        <text:list-item>
          <text:p text:style-name="P14">Levanta la tarjeta inalámbrica</text:p>
        </text:list-item>
        <text:list-item>
          <text:p text:style-name="P14">$sudo ifconfig wlan0 up</text:p>
        </text:list-item>
        <text:list-item>
          <text:p text:style-name="P14">Lista las tarjetas inalambricas y especifica si están bloqueadas o no</text:p>
        </text:list-item>
        <text:list-item>
          <text:p text:style-name="P14">$ sudo rfkill list wifi</text:p>
        </text:list-item>
        <text:list-item>
          <text:p text:style-name="P14">Habilita las tarjetas inalámbricas en caso de estar bloqueadas por software o hardware:</text:p>
        </text:list-item>
        <text:list-item>
          <text:p text:style-name="P14">$ sudo rfkill unblock wifi</text:p>
        </text:list-item>
        <text:list-item>
          <text:p text:style-name="P14">Lista las tarjetas inalambricas levantadas y su configuración:</text:p>
        </text:list-item>
        <text:list-item>
          <text:p text:style-name="P14">$ iwconfig</text:p>
        </text:list-item>
        <text:list-item>
          <text:p text:style-name="P14">Hacemos un escaneo de redes inalambricas:</text:p>
        </text:list-item>
        <text:list-item>
          <text:p text:style-name="P14">$ sudo iwlist wlan0 scan</text:p>
        </text:list-item>
        <text:list-item>
          <text:p text:style-name="P14">Habilita o deshabilita la gestión de energía:</text:p>
        </text:list-item>
        <text:list-item>
          <text:p text:style-name="P14">$ sudo iwconfig wlan0 power on/off</text:p>
        </text:list-item>
        <text:list-item>
          <text:p text:style-name="P14">Ponemos la tarjeta inalambri</text:p>
        </text:list-item>
        <text:list-item>
          <text:p text:style-name="P14">Levanta la tarjeta inalámbrica</text:p>
        </text:list-item>
        <text:list-item>
          <text:p text:style-name="P14">ca en modo Ad-Hoc:</text:p>
        </text:list-item>
        <text:list-item>
          <text:p text:style-name="P14">$ sudo iwconfig wlan0 mode adhoc</text:p>
        </text:list-item>
        <text:list-item>
          <text:p text:style-name="P14">Nos vinculamos a la red ad-hoc:</text:p>
        </text:list-item>
        <text:list-item>
          <text:p text:style-name="P14">$ sudo iwconfig wlan0 essid XXXXX</text:p>
        </text:list-item>
        <text:list-item>
          <text:p text:style-name="P14">Ponemos la clave:</text:p>
        </text:list-item>
        <text:list-item>
          <text:p text:style-name="P14">$ sudo iwconfig wlan0 key 1234567890</text:p>
        </text:list-item>
        <text:list-item>
          <text:p text:style-name="P14"><text:line-break/></text:p>
        </text:list-item>
        <text:list-item>
          <text:p text:style-name="P14"><text:line-break/></text:p>
        </text:list-item>
      </text:list>
      <text:p text:style-name="Normal">iwconfig wlan0 down<text:line-break/>iwconfig wlan0 mode monitor<text:line-break/>iwconfig wlan0 up<text:line-break/><text:line-break/><text:span text:style-name="T1">Pasos conexión a punto de acceso con cifrado WEP</text:span><text:line-break/><text:line-break/>Echamos arriba la tarjeta de red:<text:line-break/><text:line-break/></text:p>
      <text:list xml:id="list8420018913619322851" text:style-name="L8">
        <text:list-item>
          <text:p text:style-name="P8">$ sudo ifconfig wlan0 up</text:p>
        </text:list-item>
      </text:list>
      <text:p text:style-name="Normal">Escaneamos las redes disponibles <text:line-break/><text:line-break/></text:p>
      <text:list xml:id="list4840569936363831933" text:style-name="L9">
        <text:list-item>
          <text:p text:style-name="P9">$ sudo iwlist scan</text:p>
        </text:list-item>
      </text:list>
      <text:p text:style-name="Normal">Seleccionamos el nombre essid del punto de acceso al que queremos conectar<text:line-break/><text:line-break/></text:p>
      <text:list xml:id="list1294714101097377061" text:style-name="L10">
        <text:list-item>
          <text:p text:style-name="P10">$ sudo iwconfig  wlan0 essid AP-WEP</text:p>
        </text:list-item>
        <text:list-item>
          <text:p text:style-name="P15"><text:soft-page-break/><text:line-break/></text:p>
        </text:list-item>
      </text:list>
      <text:p text:style-name="Normal">Indicamos que el punto de acceso al que vamos a acceder utiliza cifrado<text:line-break/><text:line-break/></text:p>
      <text:list xml:id="list4460892808684274401" text:style-name="L11">
        <text:list-item>
          <text:p text:style-name="P11">$ sudo iwconfig wlan0 enc on</text:p>
        </text:list-item>
      </text:list>
      <text:p text:style-name="Normal">Ponemos la clave del AP al que queremos conectar:<text:line-break/><text:line-break/></text:p>
      <text:list xml:id="list5455285285225881709" text:style-name="L12">
        <text:list-item>
          <text:p text:style-name="P12">$ sudo iwconfig wlan0 key 0123456789</text:p>
        </text:list-item>
        <text:list-item>
          <text:p text:style-name="P16"><text:line-break/></text:p>
        </text:list-item>
      </text:list>
      <text:p text:style-name="Normal">Si la clave fuese alfanúmerica en lugar de hexadecimal la contraseña se pone de la siguiente manera:<text:line-break/><text:line-break/></text:p>
      <text:list xml:id="list4080097092797753142" text:style-name="L13">
        <text:list-item>
          <text:p text:style-name="P17">$ sudo iwconfig wlan0 key s:smr1234q</text:p>
        </text:list-item>
        <text:list-item>
          <text:p text:style-name="P17"><text:line-break/></text:p>
        </text:list-item>
      </text:list>
      <text:p text:style-name="Normal">Obtenemos la dirección IP<text:line-break/><text:line-break/></text:p>
      <text:list xml:id="list6014541883545423845" text:style-name="L14">
        <text:list-item>
          <text:p text:style-name="P13">$ sudo dhclient -v wlan0</text:p>
        </text:list-item>
      </text:list>
      <text:p text:style-name="Normal">Nota: si la tarjeta de red estuviese bloqueada por otra aplicación la desbloqueamos ejecutando:<text:line-break/><text:line-break/></text:p>
      <text:list xml:id="list2358016101825211115" text:style-name="L15">
        <text:list-item>
          <text:p text:style-name="P18">$ sudo rfkill unblock wifi</text:p>
        </text:list-item>
        <text:list-item>
          <text:p text:style-name="P18"><text:line-break/></text:p>
        </text:list-item>
      </text:list>
      <text:p text:style-name="Normal">Lo comprobamos ejecutando:ç<text:line-break/><text:line-break/></text:p>
      <text:list xml:id="list6954110215257610026" text:style-name="L16">
        <text:list-item>
          <text:p text:style-name="P19">$ sudo rfkill list</text:p>
        </text:list-item>
        <text:list-item>
          <text:p text:style-name="P19"><text:line-break/></text:p>
        </text:list-item>
      </text:list>
      <text:p text:style-name="Normal">Debería devolver algo como:<text:line-break/><text:line-break/></text:p>
      <text:list xml:id="list27931577759633820" text:style-name="L17">
        <text:list-item>
          <text:p text:style-name="P20">0: phy0: Wireless LAN</text:p>
        </text:list-item>
        <text:list-item>
          <text:p text:style-name="P20">    Soft blocked: no</text:p>
        </text:list-item>
        <text:list-item>
          <text:p text:style-name="P20">    Hard blocked: no</text:p>
        </text:list-item>
        <text:list-item>
          <text:p text:style-name="P20"><text:line-break/></text:p>
        </text:list-item>
      </text:list>
      <text:p text:style-name="Normal"><text:span text:style-name="T7">SI HICISTES TODOS LOS PASOS Y TE FUNCIONARON MENOS EL ULTIMO VUELVE A HACERLO A REPETIRLO</text:span><text:line-break/><text:line-break/>Conectarse a WPA vía línea de comandos:<text:line-break/><text:soft-page-break/>Instalamos wpasupplicant<text:line-break/><text:line-break/></text:p>
      <text:list xml:id="list8194615805677810690" text:style-name="L18">
        <text:list-item>
          <text:p text:style-name="P21">$ sudo apt-get install wpasupplicant</text:p>
        </text:list-item>
      </text:list>
      <text:p text:style-name="Normal">Primero echamos abajo la wlan:<text:line-break/></text:p>
      <text:list xml:id="list2706441280121075744" text:style-name="L19">
        <text:list-item>
          <text:p text:style-name="P22"><text:line-break/></text:p>
        </text:list-item>
        <text:list-item>
          <text:p text:style-name="P22">$ sudo ifconfig wlan0 down</text:p>
        </text:list-item>
      </text:list>
      <text:p text:style-name="Normal"> Creas el fichero /etc/wpa_supplicant.conf <text:line-break/></text:p>
      <text:list xml:id="list1757749550005651331" text:style-name="L20">
        <text:list-item>
          <text:p text:style-name="P23">$ sudo nano /etc/wpa_supplicant.conf</text:p>
        </text:list-item>
      </text:list>
      <text:p text:style-name="Normal">Insertamos el siguiente contenido<text:line-break/><text:line-break/></text:p>
      <text:list xml:id="list632251322606366570" text:style-name="L21">
        <text:list-item>
          <text:p text:style-name="P24">network={</text:p>
        </text:list-item>
        <text:list-item>
          <text:p text:style-name="P24">        ssid="AP-WPA"</text:p>
        </text:list-item>
        <text:list-item>
          <text:p text:style-name="P24">        psk="1q2w3e4r"</text:p>
        </text:list-item>
        <text:list-item>
          <text:p text:style-name="P24">}</text:p>
        </text:list-item>
      </text:list>
      <text:p text:style-name="Normal">Ejecutamos el siguiente comando(lanza el wpa_supplicant con la nueva configuración):<text:line-break/></text:p>
      <text:list xml:id="list7353902331619118476" text:style-name="L22">
        <text:list-item>
          <text:p text:style-name="P25"><text:line-break/></text:p>
        </text:list-item>
        <text:list-item>
          <text:p text:style-name="P25">$ sudo wpa_supplicant -B -D wext -i wlan0 -c /etc/wpa_supplicant.conf</text:p>
        </text:list-item>
      </text:list>
      <text:p text:style-name="Normal">Y finalmente pedimos IP:<text:line-break/></text:p>
      <text:list xml:id="list3606587460390194871" text:style-name="L23">
        <text:list-item>
          <text:p text:style-name="P26"><text:line-break/></text:p>
        </text:list-item>
        <text:list-item>
          <text:p text:style-name="P26">$ sudo dhclient wlan0</text:p>
        </text:list-item>
      </text:list>
      <text:p text:style-name="Normal">Gracias<text:line-break/><text:line-break/><text:line-break/><text:line-break/><text:line-break/><text:line-break/><text:line-break/><text:line-break/><text:line-break/><text:line-break/></text:p>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loext:graphic-properties draw:fill="none" draw:fill-color="#729fcf"/>
      <style:paragraph-properties fo:margin-left="0cm" fo:margin-right="0cm" fo:margin-top="0cm" fo:margin-bottom="0cm" loext:contextual-spacing="false" fo:line-height="100%" fo:text-align="start" style:justify-single-word="false" fo:widows="2" fo:text-indent="0cm" style:auto-text-indent="false" fo:background-color="transparent"/>
      <style:text-properties fo:color="#000000" style:font-name="Liberation Serif1" fo:font-family="'Liberation Serif'" fo:font-size="12pt" fo:font-weight="normal" fo:background-color="transparen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799cm" fo:margin-bottom="2.799cm" fo:margin-left="2.799cm" fo:margin-right="2.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document-statistic meta:table-count="0" meta:image-count="0" meta:object-count="0" meta:page-count="17" meta:paragraph-count="95" meta:word-count="6544" meta:character-count="43355" meta:non-whitespace-character-count="36652"/>
  </office:meta>
</office:document-meta>
</file>